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500000249E9465755916492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428cm" fo:min-width="0.88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9.878cm" svg:x="1.005cm" svg:y="10.02cm">
          <draw:image xlink:href="Pictures/100002010000046500000249E9465755916492F8.png" xlink:type="simple" xlink:show="embed" xlink:actuate="onLoad">
            <text:p/>
          </draw:image>
        </draw:frame>
        <draw:custom-shape draw:style-name="gr2" draw:text-style-name="P2" draw:layer="layout" svg:width="2.1cm" svg:height="1.1cm" svg:x="4.9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1:51:35.334000000</meta:creation-date>
    <dc:date>2016-12-11T16:14:37.083000000</dc:date>
    <meta:editing-duration>PT3M7S</meta:editing-duration>
    <meta:editing-cycles>2</meta:editing-cycles>
    <meta:generator>LibreOffice/5.1.6.2$Windows_X86_64 LibreOffice_project/07ac168c60a517dba0f0d7bc7540f5afa45f0909</meta:generator>
    <meta:document-statistic meta:object-count="2"/>
  </office:meta>
</office:document-meta>
</file>